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FA00000B00D8B6127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没有填充和线条的对象">
      <style:graphic-properties draw:stroke="none" draw:marker-start="Circl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c5000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c5000b" draw:marker-start="Circl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draw:textarea-vertical-align="middle"/>
    </style:style>
    <style:style style:name="gr5" style:family="graphic" style:parent-style-name="standard">
      <style:graphic-properties draw:stroke="none" draw:fill="none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Maison Neue'" style:font-pitch="variable" fo:font-size="16pt"/>
    </style:style>
    <style:style style:name="T1" style:family="text">
      <style:text-properties fo:font-family="'Maison Neue'" style:font-pitch="variable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5.001cm" svg:height="23.781cm" draw:transform="rotate (1.5707963267946) translate (1.984cm 17.89cm)">
          <draw:image xlink:href="Pictures/10000201000006FA00000B00D8B61274.png" xlink:type="simple" xlink:show="embed" xlink:actuate="onLoad">
            <text:p/>
          </draw:image>
        </draw:frame>
        <draw:rect draw:style-name="gr2" draw:text-style-name="P1" draw:layer="layout" svg:width="12.827cm" svg:height="0.889cm" svg:x="6.715cm" svg:y="6.361cm">
          <text:p/>
        </draw:rect>
        <draw:line draw:style-name="gr3" draw:text-style-name="P1" draw:layer="layout" svg:x1="7.35cm" svg:y1="9.306cm" svg:x2="7.35cm" svg:y2="4.302cm">
          <text:p/>
        </draw:line>
        <draw:rect draw:style-name="gr4" draw:text-style-name="P2" draw:layer="layout" svg:width="3.048cm" svg:height="0.889cm" svg:x="5.928cm" svg:y="3.286cm">
          <text:p text:style-name="P1"><text:span text:style-name="T1">ESP32-H2-MINI-1</text:span></text:p>
        </draw:rect>
        <draw:line draw:style-name="gr3" draw:text-style-name="P1" draw:layer="layout" svg:x1="8.85cm" svg:y1="6.994cm" svg:x2="8.85cm" svg:y2="5.394cm">
          <text:p/>
        </draw:line>
        <draw:rect draw:style-name="gr4" draw:text-style-name="P2" draw:layer="layout" svg:width="3.048cm" svg:height="0.889cm" svg:x="7.623cm" svg:y="4.587cm">
          <text:p text:style-name="P1"><text:span text:style-name="T1">Pin Headers</text:span></text:p>
        </draw:rect>
        <draw:line draw:style-name="gr3" draw:text-style-name="P1" draw:layer="layout" svg:x1="11.25cm" svg:y1="9.286cm" svg:x2="11.25cm" svg:y2="4.282cm">
          <text:p/>
        </draw:line>
        <draw:rect draw:style-name="gr5" draw:text-style-name="P2" draw:layer="layout" svg:width="3.048cm" svg:height="0.889cm" svg:x="10.023cm" svg:y="2.587cm">
          <text:p text:style-name="P1"><text:span text:style-name="T1">3.3v Power </text:span></text:p>
          <text:p text:style-name="P1"><text:span text:style-name="T1">On LED</text:span></text:p>
        </draw:rect>
        <draw:line draw:style-name="gr3" draw:text-style-name="P1" draw:layer="layout" svg:x1="13.25cm" svg:y1="9.606cm" svg:x2="13.25cm" svg:y2="5.72cm">
          <text:p/>
        </draw:line>
        <draw:rect draw:style-name="gr4" draw:text-style-name="P2" draw:layer="layout" svg:width="3.048cm" svg:height="0.889cm" svg:x="11.823cm" svg:y="4.588cm">
          <text:p text:style-name="P1"><text:span text:style-name="T1">5V to 3.3V </text:span></text:p>
          <text:p text:style-name="P1"><text:span text:style-name="T1">LDO</text:span></text:p>
        </draw:rect>
        <draw:line draw:style-name="gr3" draw:text-style-name="P1" draw:layer="layout" svg:x1="21.707cm" svg:y1="7.143cm" svg:x2="24.069cm" svg:y2="7.143cm">
          <text:p/>
        </draw:line>
        <draw:line draw:style-name="gr3" draw:text-style-name="P1" draw:layer="layout" svg:x1="15.95cm" svg:y1="9.534cm" svg:x2="15.95cm" svg:y2="4.327cm">
          <text:p/>
        </draw:line>
        <draw:rect draw:style-name="gr5" draw:text-style-name="P2" draw:layer="layout" svg:width="3.048cm" svg:height="0.889cm" svg:x="14.523cm" svg:y="2.864cm">
          <text:p text:style-name="P1"><text:span text:style-name="T1">USB-to-UART</text:span></text:p>
          <text:p text:style-name="P1"><text:span text:style-name="T1">Bridge</text:span></text:p>
        </draw:rect>
        <draw:rect draw:style-name="gr5" draw:text-style-name="P2" draw:layer="layout" svg:width="3.048cm" svg:height="0.889cm" svg:x="24.634cm" svg:y="6.205cm">
          <text:p text:style-name="P1"><text:span text:style-name="T1">ESP32-H2 USB </text:span></text:p>
          <text:p text:style-name="P1"><text:span text:style-name="T1">Type-C Port</text:span></text:p>
        </draw:rect>
        <draw:line draw:style-name="gr3" draw:text-style-name="P1" draw:layer="layout" svg:x1="17.928cm" svg:y1="8.843cm" svg:x2="24.049cm" svg:y2="8.843cm">
          <text:p/>
        </draw:line>
        <draw:rect draw:style-name="gr5" draw:text-style-name="P2" draw:layer="layout" svg:width="3.048cm" svg:height="0.889cm" svg:x="24.568cm" svg:y="8.341cm">
          <text:p text:style-name="P1"><text:span text:style-name="T1">Boot Button</text:span></text:p>
        </draw:rect>
        <draw:line draw:style-name="gr3" draw:text-style-name="P1" draw:layer="layout" svg:x1="17.949cm" svg:y1="12.243cm" svg:x2="24.07cm" svg:y2="12.243cm">
          <text:p/>
        </draw:line>
        <draw:rect draw:style-name="gr5" draw:text-style-name="P2" draw:layer="layout" svg:width="3.048cm" svg:height="0.889cm" svg:x="24.568cm" svg:y="11.742cm">
          <text:p text:style-name="P1"><text:span text:style-name="T1">Reset Button</text:span></text:p>
        </draw:rect>
        <draw:line draw:style-name="gr3" draw:text-style-name="P1" draw:layer="layout" svg:x1="21.728cm" svg:y1="13.943cm" svg:x2="24.09cm" svg:y2="13.943cm">
          <text:p/>
        </draw:line>
        <draw:rect draw:style-name="gr5" draw:text-style-name="P2" draw:layer="layout" svg:width="3.048cm" svg:height="0.889cm" svg:x="24.568cm" svg:y="13.241cm">
          <text:p text:style-name="P1"><text:span text:style-name="T1">USB Type-C to</text:span></text:p>
          <text:p text:style-name="P1"><text:span text:style-name="T1">UART Port</text:span></text:p>
        </draw:rect>
        <draw:line draw:style-name="gr3" draw:text-style-name="P1" draw:layer="layout" svg:x1="16.15cm" svg:y1="13.1cm" svg:x2="16.15cm" svg:y2="16.224cm">
          <text:p/>
        </draw:line>
        <draw:rect draw:style-name="gr5" draw:text-style-name="P2" draw:layer="layout" svg:width="3.048cm" svg:height="0.889cm" svg:x="14.677cm" svg:y="16.218cm">
          <text:p text:style-name="P1"><text:span text:style-name="T1">RGB LED</text:span></text:p>
        </draw:rect>
        <draw:line draw:style-name="gr3" draw:text-style-name="P1" draw:layer="layout" svg:x1="13.192cm" svg:y1="12.738cm" svg:x2="13.192cm" svg:y2="15.456cm">
          <text:p/>
        </draw:line>
        <draw:rect draw:style-name="gr5" draw:text-style-name="P2" draw:layer="layout" svg:width="3.048cm" svg:height="0.889cm" svg:x="11.677cm" svg:y="15.319cm">
          <text:p text:style-name="P1"><text:span text:style-name="T1">J5</text:span></text:p>
        </draw:rect>
        <draw:rect draw:style-name="gr2" draw:text-style-name="P1" draw:layer="layout" svg:width="12.827cm" svg:height="0.889cm" svg:x="6.716cm" svg:y="13.962cm">
          <text:p/>
        </draw:rect>
        <draw:line draw:style-name="gr3" draw:text-style-name="P1" draw:layer="layout" svg:x1="7.35cm" svg:y1="14.395cm" svg:x2="7.35cm" svg:y2="15.995cm">
          <text:p/>
        </draw:line>
        <draw:rect draw:style-name="gr4" draw:text-style-name="P2" draw:layer="layout" svg:width="3.048cm" svg:height="0.889cm" svg:x="5.823cm" svg:y="15.988cm">
          <text:p text:style-name="P1"><text:span text:style-name="T1">Pin Headers</text:span></text:p>
        </draw:rect>
        <draw:line draw:style-name="gr3" draw:text-style-name="P1" draw:layer="layout" svg:x1="11.092cm" svg:y1="12.201cm" svg:x2="11.092cm" svg:y2="16.24cm">
          <text:p/>
        </draw:line>
        <draw:rect draw:style-name="gr5" draw:text-style-name="P2" draw:layer="layout" svg:width="3.048cm" svg:height="0.889cm" svg:x="9.377cm" svg:y="16.22cm">
          <text:p text:style-name="P1"><text:span text:style-name="T1">32.768 kHz</text:span></text:p>
          <text:p text:style-name="P1"><text:span text:style-name="T1">Crysta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3-20T14:40:22</dc:date>
    <meta:generator>OpenOffice/4.1.5$Unix OpenOffice.org_project/415m1$Build-9789</meta:generator>
    <meta:editing-duration>PT30M18S</meta:editing-duration>
    <meta:editing-cycles>5</meta:editing-cycles>
    <meta:document-statistic meta:object-count="29"/>
  </office:meta>
</office:document-meta>
</file>